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3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PageStyle_5f_UJ05-XML_5f_2020_5f_JJ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="0.06pt solid #000000" fo:padding="0.049cm"/>
      <style:text-properties style:font-name="Monospace" fo:font-size="9pt" style:font-size-asian="9pt" style:font-size-complex="9pt"/>
    </style:style>
    <style:style style:name="ce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fo:hyphenate="true"/>
    </style:style>
    <style:style style:name="ce9" style:family="table-cell" style:parent-style-name="Default" style:data-style-name="N133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134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49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onospace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" style:family="table-cell" style:parent-style-name="Default">
      <style:table-cell-properties fo:padding="0.049cm"/>
      <style:text-properties style:font-name="Monospace" fo:font-size="9pt" style:font-size-asian="9pt" style:font-size-complex="9pt"/>
    </style:style>
    <style:style style:name="ce37" style:family="table-cell" style:parent-style-name="Default">
      <style:table-cell-properties fo:padding="0.049cm"/>
    </style:style>
    <style:style style:name="T1" style:family="text">
      <style:text-properties style:font-name="Monospace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ource Han Sans CN" style:font-name-complex="Arial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1929"/>
      <table:table table:name="UJ05-XML_2020_JJ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4" table:default-cell-style-name="ce6"/>
        <table:table-column table:style-name="co3" table:number-columns-repeated="35" table:default-cell-style-name="ce6"/>
        <table:table-column table:style-name="co3" table:number-columns-repeated="960" table:default-cell-style-name="ce13"/>
        <table:table-column table:style-name="co4" table:number-columns-repeated="14" table:default-cell-style-name="ce37"/>
        <table:table-row table:style-name="ro1">
          <table:table-cell table:style-name="ce1" office:value-type="string" calcext:value-type="string">
            <text:p>Deutschland 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 Beteiligte an Straßenverkehrsunfällen 2020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 Alleinunfälle und Unfälle mit zwei Beteiligten nach Ortslage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" office:value-type="string" calcext:value-type="string">
            <text:p>3.1.1 Nach Unfallverursacher und Unfallgegner </text:p>
          </table:table-cell>
          <table:table-cell table:style-name="ce1" table:number-columns-repeated="14"/>
          <table:table-cell table:number-columns-repeated="1009"/>
        </table:table-row>
        <table:table-row table:style-name="ro2">
          <table:table-cell table:style-name="ce3" office:value-type="string" calcext:value-type="string">
            <text:p>Spalten: Der erste Beteiligte (Hauptverursacher) war ein(e) ...</text:p>
            <text:p>Zeilen: Der zweite Beteiligte (Nebenverursacher) war ein(e) ...</text:p>
          </table:table-cell>
          <table:table-cell table:style-name="ce1" table:number-columns-repeated="13"/>
          <table:table-cell table:style-name="ce7"/>
          <table:table-cell table:number-columns-repeated="1009"/>
        </table:table-row>
        <table:table-row table:style-name="ro3">
          <table:table-cell table:style-name="ce19" office:value-type="string" calcext:value-type="string">
            <text:p><text:span text:style-name="T1">Unfälle mit Getötet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63" calcext:value-type="float">
            <text:p><text:s/>63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71" calcext:value-type="float">
            <text:p><text:s/>7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99" calcext:value-type="float">
            <text:p><text:s/>19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224" calcext:value-type="float">
            <text:p><text:s/>224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79" calcext:value-type="float">
            <text:p><text:s/>79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78" calcext:value-type="float">
            <text:p><text:s/>78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539" calcext:value-type="float">
            <text:p><text:s/>53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5" calcext:value-type="float">
            <text:p><text:s/>25</text:p>
          </table:table-cell>
          <table:table-cell table:number-columns-repeated="5"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1" calcext:value-type="float">
            <text:p><text:s/>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1" calcext:value-type="float">
            <text:p><text:s/>2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16" calcext:value-type="float">
            <text:p><text:s/>11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11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21" calcext:value-type="float">
            <text:p><text:s/>2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14" calcext:value-type="float">
            <text:p><text:s/>1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8" calcext:value-type="float">
            <text:p><text:s/>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05" calcext:value-type="float">
            <text:p><text:s/>105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2" table:style-name="ce9" office:value-type="float" office:value="14" calcext:value-type="float">
            <text:p><text:s/>14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169" calcext:value-type="float">
            <text:p><text:s/>16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3" calcext:value-type="float">
            <text:p><text:s/>13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4" calcext:value-type="float">
            <text:p><text:s/>24</text:p>
          </table:table-cell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1">Unfälle mit Getöteten –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56" calcext:value-type="float">
            <text:p><text:s/>156</text:p>
          </table:table-cell>
          <table:table-cell table:style-name="ce9" office:value-type="float" office:value="390" calcext:value-type="float">
            <text:p><text:s/>39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47" calcext:value-type="float">
            <text:p><text:s/>47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643" calcext:value-type="float">
            <text:p><text:s/>64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16" calcext:value-type="float">
            <text:p><text:s/>116</text:p>
          </table:table-cell>
          <table:table-cell table:style-name="ce9" office:value-type="float" office:value="513" calcext:value-type="float">
            <text:p><text:s/>51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50" calcext:value-type="float">
            <text:p><text:s/>50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70" calcext:value-type="float">
            <text:p><text:s/>7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867" calcext:value-type="float">
            <text:p><text:s/>8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79" calcext:value-type="float">
            <text:p><text:s/>7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8" calcext:value-type="float">
            <text:p><text:s/>1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206" calcext:value-type="float">
            <text:p><text:s/>20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47" calcext:value-type="float">
            <text:p><text:s/>4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78" calcext:value-type="float">
            <text:p><text:s/>37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6" calcext:value-type="float">
            <text:p><text:s/>3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4" calcext:value-type="float">
            <text:p><text:s/>6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3" calcext:value-type="float">
            <text:p><text:s/>6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00" calcext:value-type="float">
            <text:p><text:s/>10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3" calcext:value-type="float">
            <text:p><text:s/>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0" calcext:value-type="float">
            <text:p><text:s/>4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7" calcext:value-type="float">
            <text:p><text:s/>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">Unfälle mit Getötet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83" calcext:value-type="float">
            <text:p><text:s/>183</text:p>
          </table:table-cell>
          <table:table-cell table:style-name="ce9" office:value-type="float" office:value="453" calcext:value-type="float">
            <text:p><text:s/>45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118" calcext:value-type="float">
            <text:p><text:s/>118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842" calcext:value-type="float">
            <text:p><text:s/>84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30" calcext:value-type="float">
            <text:p><text:s/>130</text:p>
          </table:table-cell>
          <table:table-cell table:style-name="ce9" office:value-type="float" office:value="737" calcext:value-type="float">
            <text:p><text:s/>737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69" calcext:value-type="float">
            <text:p><text:s/>69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54" calcext:value-type="float">
            <text:p><text:s/>54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149" calcext:value-type="float">
            <text:p><text:s/>149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6" calcext:value-type="float">
            <text:p><text:s/>106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406" calcext:value-type="float">
            <text:p>1 40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4" calcext:value-type="float">
            <text:p><text:s/>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04" calcext:value-type="float">
            <text:p><text:s/>10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49" calcext:value-type="float">
            <text:p><text:s/>14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72" calcext:value-type="float">
            <text:p><text:s/>72</text:p>
          </table:table-cell>
          <table:table-cell table:style-name="ce9" office:value-type="float" office:value="227" calcext:value-type="float">
            <text:p><text:s/>227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91" calcext:value-type="float">
            <text:p><text:s/>9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0" calcext:value-type="float">
            <text:p><text:s/>6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494" calcext:value-type="float">
            <text:p><text:s/>49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26" calcext:value-type="float">
            <text:p><text:s/>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1" calcext:value-type="float">
            <text:p><text:s/>4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82" calcext:value-type="float">
            <text:p><text:s/>8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number-columns-repeated="2" table:style-name="ce9" office:value-type="float" office:value="7" calcext:value-type="float">
            <text:p><text:s/>7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12" calcext:value-type="float">
            <text:p><text:s/>1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10" calcext:value-type="float">
            <text:p><text:s/>1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5" calcext:value-type="float">
            <text:p><text:s/>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63" calcext:value-type="float">
            <text:p><text:s/>63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57" calcext:value-type="float">
            <text:p><text:s/>15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0" calcext:value-type="float">
            <text:p><text:s/>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45" calcext:value-type="float">
            <text:p><text:s/>145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226" calcext:value-type="float">
            <text:p><text:s/>2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2" calcext:value-type="float">
            <text:p><text:s/>22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2" calcext:value-type="float">
            <text:p><text:s/>42</text:p>
          </table:table-cell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1">Unfälle mit Personenschaden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2702" calcext:value-type="float">
            <text:p>2 702</text:p>
          </table:table-cell>
          <table:table-cell table:style-name="ce9" office:value-type="float" office:value="3025" calcext:value-type="float">
            <text:p>3 025</text:p>
          </table:table-cell>
          <table:table-cell table:style-name="ce9" office:value-type="float" office:value="5965" calcext:value-type="float">
            <text:p>5 965</text:p>
          </table:table-cell>
          <table:table-cell table:style-name="ce9" office:value-type="float" office:value="585" calcext:value-type="float">
            <text:p><text:s/>585</text:p>
          </table:table-cell>
          <table:table-cell table:style-name="ce9" office:value-type="float" office:value="159" calcext:value-type="float">
            <text:p><text:s/>159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37" calcext:value-type="float">
            <text:p><text:s/>37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25" calcext:value-type="float">
            <text:p><text:s/>125</text:p>
          </table:table-cell>
          <table:table-cell table:style-name="ce9" office:value-type="float" office:value="20888" calcext:value-type="float">
            <text:p>20 888</text:p>
          </table:table-cell>
          <table:table-cell table:style-name="ce9" office:value-type="float" office:value="73" calcext:value-type="float">
            <text:p><text:s/>7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25" calcext:value-type="float">
            <text:p>1 225</text:p>
          </table:table-cell>
          <table:table-cell table:style-name="ce9" office:value-type="float" office:value="34877" calcext:value-type="float">
            <text:p>34 87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2463" calcext:value-type="float">
            <text:p>2 463</text:p>
          </table:table-cell>
          <table:table-cell table:style-name="ce9" office:value-type="float" office:value="2893" calcext:value-type="float">
            <text:p>2 893</text:p>
          </table:table-cell>
          <table:table-cell table:style-name="ce9" office:value-type="float" office:value="93654" calcext:value-type="float">
            <text:p>93 654</text:p>
          </table:table-cell>
          <table:table-cell table:style-name="ce9" office:value-type="float" office:value="1117" calcext:value-type="float">
            <text:p>1 117</text:p>
          </table:table-cell>
          <table:table-cell table:style-name="ce9" office:value-type="float" office:value="4308" calcext:value-type="float">
            <text:p>4 308</text:p>
          </table:table-cell>
          <table:table-cell table:style-name="ce9" office:value-type="float" office:value="1620" calcext:value-type="float">
            <text:p>1 620</text:p>
          </table:table-cell>
          <table:table-cell table:style-name="ce9" office:value-type="float" office:value="893" calcext:value-type="float">
            <text:p><text:s/>893</text:p>
          </table:table-cell>
          <table:table-cell table:style-name="ce9" office:value-type="float" office:value="198" calcext:value-type="float">
            <text:p><text:s/>198</text:p>
          </table:table-cell>
          <table:table-cell table:style-name="ce9" office:value-type="float" office:value="300" calcext:value-type="float">
            <text:p><text:s/>300</text:p>
          </table:table-cell>
          <table:table-cell table:style-name="ce9" office:value-type="float" office:value="19902" calcext:value-type="float">
            <text:p>19 902</text:p>
          </table:table-cell>
          <table:table-cell table:style-name="ce9" office:value-type="float" office:value="99" calcext:value-type="float">
            <text:p><text:s/>99</text:p>
          </table:table-cell>
          <table:table-cell table:style-name="ce9" office:value-type="float" office:value="6022" calcext:value-type="float">
            <text:p>6 022</text:p>
          </table:table-cell>
          <table:table-cell table:style-name="ce9" office:value-type="float" office:value="2918" calcext:value-type="float">
            <text:p>2 918</text:p>
          </table:table-cell>
          <table:table-cell table:style-name="ce10" office:value-type="float" office:value="136387" calcext:value-type="float">
            <text:p><text:s/>136 38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78" calcext:value-type="float">
            <text:p><text:s/>78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3756" calcext:value-type="float">
            <text:p>3 756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93" calcext:value-type="float">
            <text:p><text:s/>193</text:p>
          </table:table-cell>
          <table:table-cell table:style-name="ce9" office:value-type="float" office:value="60" calcext:value-type="float">
            <text:p><text:s/>60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71" calcext:value-type="float">
            <text:p><text:s/>17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12" calcext:value-type="float">
            <text:p><text:s/>112</text:p>
          </table:table-cell>
          <table:table-cell table:style-name="ce9" office:value-type="float" office:value="125" calcext:value-type="float">
            <text:p><text:s/>125</text:p>
          </table:table-cell>
          <table:table-cell table:style-name="ce9" office:value-type="float" office:value="4608" calcext:value-type="float">
            <text:p>4 608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50" calcext:value-type="float">
            <text:p><text:s/>50</text:p>
          </table:table-cell>
          <table:table-cell table:style-name="ce9" office:value-type="float" office:value="180" calcext:value-type="float">
            <text:p><text:s/>180</text:p>
          </table:table-cell>
          <table:table-cell table:style-name="ce9" office:value-type="float" office:value="5564" calcext:value-type="float">
            <text:p>5 564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244" calcext:value-type="float">
            <text:p><text:s/>244</text:p>
          </table:table-cell>
          <table:table-cell table:style-name="ce9" office:value-type="float" office:value="68" calcext:value-type="float">
            <text:p><text:s/>68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291" calcext:value-type="float">
            <text:p><text:s/>29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28" calcext:value-type="float">
            <text:p><text:s/>128</text:p>
          </table:table-cell>
          <table:table-cell table:style-name="ce9" office:value-type="float" office:value="163" calcext:value-type="float">
            <text:p><text:s/>163</text:p>
          </table:table-cell>
          <table:table-cell table:style-name="ce9" office:value-type="float" office:value="6824" calcext:value-type="float">
            <text:p>6 8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810" calcext:value-type="float">
            <text:p>1 810</text:p>
          </table:table-cell>
          <table:table-cell table:style-name="ce9" office:value-type="float" office:value="2188" calcext:value-type="float">
            <text:p>2 188</text:p>
          </table:table-cell>
          <table:table-cell table:style-name="ce9" office:value-type="float" office:value="36305" calcext:value-type="float">
            <text:p>36 305</text:p>
          </table:table-cell>
          <table:table-cell table:style-name="ce9" office:value-type="float" office:value="335" calcext:value-type="float">
            <text:p><text:s/>335</text:p>
          </table:table-cell>
          <table:table-cell table:style-name="ce9" office:value-type="float" office:value="1688" calcext:value-type="float">
            <text:p>1 688</text:p>
          </table:table-cell>
          <table:table-cell table:style-name="ce9" office:value-type="float" office:value="749" calcext:value-type="float">
            <text:p><text:s/>749</text:p>
          </table:table-cell>
          <table:table-cell table:style-name="ce9" office:value-type="float" office:value="479" calcext:value-type="float">
            <text:p><text:s/>479</text:p>
          </table:table-cell>
          <table:table-cell table:style-name="ce9" office:value-type="float" office:value="72" calcext:value-type="float">
            <text:p><text:s/>72</text:p>
          </table:table-cell>
          <table:table-cell table:style-name="ce9" office:value-type="float" office:value="137" calcext:value-type="float">
            <text:p><text:s/>137</text:p>
          </table:table-cell>
          <table:table-cell table:style-name="ce9" office:value-type="float" office:value="10288" calcext:value-type="float">
            <text:p>10 288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3361" calcext:value-type="float">
            <text:p>3 361</text:p>
          </table:table-cell>
          <table:table-cell table:style-name="ce9" office:value-type="float" office:value="653" calcext:value-type="float">
            <text:p><text:s/>653</text:p>
          </table:table-cell>
          <table:table-cell table:style-name="ce9" office:value-type="float" office:value="58095" calcext:value-type="float">
            <text:p>58 0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277" calcext:value-type="float">
            <text:p>1 277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55" calcext:value-type="float">
            <text:p><text:s/>55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43" calcext:value-type="float">
            <text:p><text:s/>24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52" calcext:value-type="float">
            <text:p><text:s/>252</text:p>
          </table:table-cell>
          <table:table-cell table:style-name="ce9" office:value-type="float" office:value="89" calcext:value-type="float">
            <text:p><text:s/>89</text:p>
          </table:table-cell>
          <table:table-cell table:style-name="ce9" office:value-type="float" office:value="2070" calcext:value-type="float">
            <text:p>2 07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86" calcext:value-type="float">
            <text:p><text:s/>86</text:p>
          </table:table-cell>
          <table:table-cell table:style-name="ce9" office:value-type="float" office:value="71" calcext:value-type="float">
            <text:p><text:s/>71</text:p>
          </table:table-cell>
          <table:table-cell table:style-name="ce9" office:value-type="float" office:value="869" calcext:value-type="float">
            <text:p><text:s/>869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75" calcext:value-type="float">
            <text:p><text:s/>75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83" calcext:value-type="float">
            <text:p><text:s/>28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02" calcext:value-type="float">
            <text:p><text:s/>102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1575" calcext:value-type="float">
            <text:p>1 5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number-columns-repeated="2" table:style-name="ce9" office:value-type="float" office:value="27" calcext:value-type="float">
            <text:p><text:s/>27</text:p>
          </table:table-cell>
          <table:table-cell table:style-name="ce9" office:value-type="float" office:value="441" calcext:value-type="float">
            <text:p><text:s/>441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24" calcext:value-type="float">
            <text:p><text:s/>12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742" calcext:value-type="float">
            <text:p><text:s/>7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231" calcext:value-type="float">
            <text:p><text:s/>231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5" calcext:value-type="float">
            <text:p><text:s/>15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368" calcext:value-type="float">
            <text:p><text:s/>3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62" calcext:value-type="float">
            <text:p><text:s/>62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5" calcext:value-type="float">
            <text:p><text:s/>1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107" calcext:value-type="float">
            <text:p><text:s/>10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70" calcext:value-type="float">
            <text:p><text:s/>17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201" calcext:value-type="float">
            <text:p><text:s/>201</text:p>
          </table:table-cell>
          <table:table-cell table:style-name="ce9" office:value-type="float" office:value="186" calcext:value-type="float">
            <text:p><text:s/>186</text:p>
          </table:table-cell>
          <table:table-cell table:style-name="ce9" office:value-type="float" office:value="31604" calcext:value-type="float">
            <text:p>31 604</text:p>
          </table:table-cell>
          <table:table-cell table:style-name="ce9" office:value-type="float" office:value="250" calcext:value-type="float">
            <text:p><text:s/>250</text:p>
          </table:table-cell>
          <table:table-cell table:style-name="ce9" office:value-type="float" office:value="1327" calcext:value-type="float">
            <text:p>1 327</text:p>
          </table:table-cell>
          <table:table-cell table:style-name="ce9" office:value-type="float" office:value="451" calcext:value-type="float">
            <text:p><text:s/>451</text:p>
          </table:table-cell>
          <table:table-cell table:style-name="ce9" office:value-type="float" office:value="199" calcext:value-type="float">
            <text:p><text:s/>199</text:p>
          </table:table-cell>
          <table:table-cell table:style-name="ce9" office:value-type="float" office:value="49" calcext:value-type="float">
            <text:p><text:s/>49</text:p>
          </table:table-cell>
          <table:table-cell table:style-name="ce9" office:value-type="float" office:value="60" calcext:value-type="float">
            <text:p><text:s/>60</text:p>
          </table:table-cell>
          <table:table-cell table:style-name="ce9" office:value-type="float" office:value="5898" calcext:value-type="float">
            <text:p>5 898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666" calcext:value-type="float">
            <text:p>1 666</text:p>
          </table:table-cell>
          <table:table-cell table:style-name="ce9" office:value-type="float" office:value="1226" calcext:value-type="float">
            <text:p>1 226</text:p>
          </table:table-cell>
          <table:table-cell table:style-name="ce9" office:value-type="float" office:value="43122" calcext:value-type="float">
            <text:p>43 1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38" calcext:value-type="float">
            <text:p><text:s/>438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31" calcext:value-type="float">
            <text:p><text:s/>131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50" calcext:value-type="float">
            <text:p><text:s/>250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890" calcext:value-type="float">
            <text:p><text:s/>89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32" calcext:value-type="float">
            <text:p><text:s/>132</text:p>
          </table:table-cell>
          <table:table-cell table:style-name="ce9" office:value-type="float" office:value="109" calcext:value-type="float">
            <text:p><text:s/>109</text:p>
          </table:table-cell>
          <table:table-cell table:style-name="ce9" office:value-type="float" office:value="11956" calcext:value-type="float">
            <text:p>11 956</text:p>
          </table:table-cell>
          <table:table-cell table:style-name="ce9" office:value-type="float" office:value="300" calcext:value-type="float">
            <text:p><text:s/>300</text:p>
          </table:table-cell>
          <table:table-cell table:style-name="ce9" office:value-type="float" office:value="615" calcext:value-type="float">
            <text:p><text:s/>615</text:p>
          </table:table-cell>
          <table:table-cell table:style-name="ce9" office:value-type="float" office:value="172" calcext:value-type="float">
            <text:p><text:s/>172</text:p>
          </table:table-cell>
          <table:table-cell table:style-name="ce9" office:value-type="float" office:value="58" calcext:value-type="float">
            <text:p><text:s/>58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2138" calcext:value-type="float">
            <text:p>2 138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13" calcext:value-type="float">
            <text:p><text:s/>513</text:p>
          </table:table-cell>
          <table:table-cell table:style-name="ce9" office:value-type="float" office:value="16097" calcext:value-type="float">
            <text:p>16 09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40" calcext:value-type="float">
            <text:p><text:s/>40</text:p>
          </table:table-cell>
          <table:table-cell table:style-name="ce9" office:value-type="float" office:value="1044" calcext:value-type="float">
            <text:p>1 044</text:p>
          </table:table-cell>
          <table:table-cell table:style-name="ce9" office:value-type="float" office:value="81" calcext:value-type="float">
            <text:p><text:s/>81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252" calcext:value-type="float">
            <text:p><text:s/>252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92" calcext:value-type="float">
            <text:p><text:s/>92</text:p>
          </table:table-cell>
          <table:table-cell table:style-name="ce9" office:value-type="float" office:value="74" calcext:value-type="float">
            <text:p><text:s/>74</text:p>
          </table:table-cell>
          <table:table-cell table:style-name="ce9" office:value-type="float" office:value="1721" calcext:value-type="float">
            <text:p>1 721</text:p>
          </table:table-cell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">Unfälle mit Personenschaden – </text:span>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857" calcext:value-type="float">
            <text:p><text:s/>857</text:p>
          </table:table-cell>
          <table:table-cell table:style-name="ce9" office:value-type="float" office:value="5749" calcext:value-type="float">
            <text:p>5 749</text:p>
          </table:table-cell>
          <table:table-cell table:style-name="ce9" office:value-type="float" office:value="15864" calcext:value-type="float">
            <text:p>15 864</text:p>
          </table:table-cell>
          <table:table-cell table:style-name="ce9" office:value-type="float" office:value="61" calcext:value-type="float">
            <text:p><text:s/>61</text:p>
          </table:table-cell>
          <table:table-cell table:style-name="ce9" office:value-type="float" office:value="620" calcext:value-type="float">
            <text:p><text:s/>620</text:p>
          </table:table-cell>
          <table:table-cell table:style-name="ce9" office:value-type="float" office:value="187" calcext:value-type="float">
            <text:p><text:s/>187</text:p>
          </table:table-cell>
          <table:table-cell table:style-name="ce9" office:value-type="float" office:value="299" calcext:value-type="float">
            <text:p><text:s/>299</text:p>
          </table:table-cell>
          <table:table-cell table:style-name="ce9" office:value-type="float" office:value="49" calcext:value-type="float">
            <text:p><text:s/>49</text:p>
          </table:table-cell>
          <table:table-cell table:style-name="ce9" office:value-type="float" office:value="190" calcext:value-type="float">
            <text:p><text:s/>190</text:p>
          </table:table-cell>
          <table:table-cell table:style-name="ce9" office:value-type="float" office:value="4995" calcext:value-type="float">
            <text:p>4 99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97" calcext:value-type="float">
            <text:p><text:s/>197</text:p>
          </table:table-cell>
          <table:table-cell table:style-name="ce9" office:value-type="float" office:value="29069" calcext:value-type="float">
            <text:p>29 06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402" calcext:value-type="float">
            <text:p><text:s/>402</text:p>
          </table:table-cell>
          <table:table-cell table:style-name="ce9" office:value-type="float" office:value="2382" calcext:value-type="float">
            <text:p>2 382</text:p>
          </table:table-cell>
          <table:table-cell table:style-name="ce9" office:value-type="float" office:value="31363" calcext:value-type="float">
            <text:p>31 363</text:p>
          </table:table-cell>
          <table:table-cell table:style-name="ce9" office:value-type="float" office:value="135" calcext:value-type="float">
            <text:p><text:s/>135</text:p>
          </table:table-cell>
          <table:table-cell table:style-name="ce9" office:value-type="float" office:value="1902" calcext:value-type="float">
            <text:p>1 902</text:p>
          </table:table-cell>
          <table:table-cell table:style-name="ce9" office:value-type="float" office:value="1066" calcext:value-type="float">
            <text:p>1 066</text:p>
          </table:table-cell>
          <table:table-cell table:style-name="ce9" office:value-type="float" office:value="1238" calcext:value-type="float">
            <text:p>1 238</text:p>
          </table:table-cell>
          <table:table-cell table:style-name="ce9" office:value-type="float" office:value="123" calcext:value-type="float">
            <text:p><text:s/>123</text:p>
          </table:table-cell>
          <table:table-cell table:style-name="ce9" office:value-type="float" office:value="454" calcext:value-type="float">
            <text:p><text:s/>454</text:p>
          </table:table-cell>
          <table:table-cell table:style-name="ce9" office:value-type="float" office:value="2723" calcext:value-type="float">
            <text:p>2 72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90" calcext:value-type="float">
            <text:p><text:s/>390</text:p>
          </table:table-cell>
          <table:table-cell table:style-name="ce9" office:value-type="float" office:value="888" calcext:value-type="float">
            <text:p><text:s/>888</text:p>
          </table:table-cell>
          <table:table-cell table:style-name="ce9" office:value-type="float" office:value="43067" calcext:value-type="float">
            <text:p>43 06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580" calcext:value-type="float">
            <text:p><text:s/>58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7" calcext:value-type="float">
            <text:p><text:s/>27</text:p>
          </table:table-cell>
          <table:table-cell table:number-columns-repeated="2" table:style-name="ce9" office:value-type="float" office:value="12" calcext:value-type="float">
            <text:p><text:s/>12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739" calcext:value-type="float">
            <text:p><text:s/>73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410" calcext:value-type="float">
            <text:p><text:s/>410</text:p>
          </table:table-cell>
          <table:table-cell table:style-name="ce9" office:value-type="float" office:value="2353" calcext:value-type="float">
            <text:p>2 353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23" calcext:value-type="float">
            <text:p><text:s/>123</text:p>
          </table:table-cell>
          <table:table-cell table:style-name="ce9" office:value-type="float" office:value="60" calcext:value-type="float">
            <text:p><text:s/>60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90" calcext:value-type="float">
            <text:p><text:s/>90</text:p>
          </table:table-cell>
          <table:table-cell table:style-name="ce9" office:value-type="float" office:value="123" calcext:value-type="float">
            <text:p><text:s/>12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142" calcext:value-type="float">
            <text:p><text:s/>142</text:p>
          </table:table-cell>
          <table:table-cell table:style-name="ce9" office:value-type="float" office:value="3402" calcext:value-type="float">
            <text:p>3 4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269" calcext:value-type="float">
            <text:p><text:s/>269</text:p>
          </table:table-cell>
          <table:table-cell table:style-name="ce9" office:value-type="float" office:value="1611" calcext:value-type="float">
            <text:p>1 611</text:p>
          </table:table-cell>
          <table:table-cell table:style-name="ce9" office:value-type="float" office:value="22171" calcext:value-type="float">
            <text:p>22 171</text:p>
          </table:table-cell>
          <table:table-cell table:style-name="ce9" office:value-type="float" office:value="72" calcext:value-type="float">
            <text:p><text:s/>72</text:p>
          </table:table-cell>
          <table:table-cell table:style-name="ce9" office:value-type="float" office:value="1173" calcext:value-type="float">
            <text:p>1 173</text:p>
          </table:table-cell>
          <table:table-cell table:style-name="ce9" office:value-type="float" office:value="686" calcext:value-type="float">
            <text:p><text:s/>686</text:p>
          </table:table-cell>
          <table:table-cell table:style-name="ce9" office:value-type="float" office:value="866" calcext:value-type="float">
            <text:p><text:s/>866</text:p>
          </table:table-cell>
          <table:table-cell table:style-name="ce9" office:value-type="float" office:value="76" calcext:value-type="float">
            <text:p><text:s/>76</text:p>
          </table:table-cell>
          <table:table-cell table:style-name="ce9" office:value-type="float" office:value="240" calcext:value-type="float">
            <text:p><text:s/>240</text:p>
          </table:table-cell>
          <table:table-cell table:style-name="ce9" office:value-type="float" office:value="979" calcext:value-type="float">
            <text:p><text:s/>97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90" calcext:value-type="float">
            <text:p><text:s/>190</text:p>
          </table:table-cell>
          <table:table-cell table:style-name="ce9" office:value-type="float" office:value="399" calcext:value-type="float">
            <text:p><text:s/>399</text:p>
          </table:table-cell>
          <table:table-cell table:style-name="ce9" office:value-type="float" office:value="28733" calcext:value-type="float">
            <text:p>28 7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34" calcext:value-type="float">
            <text:p><text:s/>13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2" table:style-name="ce9" office:value-type="float" office:value="8" calcext:value-type="float">
            <text:p><text:s/>8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05" calcext:value-type="float">
            <text:p><text:s/>20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57" calcext:value-type="float">
            <text:p><text:s/>57</text:p>
          </table:table-cell>
          <table:table-cell table:style-name="ce9" office:value-type="float" office:value="681" calcext:value-type="float">
            <text:p><text:s/>68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88" calcext:value-type="float">
            <text:p><text:s/>88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36" calcext:value-type="float">
            <text:p><text:s/>3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4" calcext:value-type="float">
            <text:p><text:s/>3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989" calcext:value-type="float">
            <text:p><text:s/>98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703" calcext:value-type="float">
            <text:p><text:s/>703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00" calcext:value-type="float">
            <text:p><text:s/>100</text:p>
          </table:table-cell>
          <table:table-cell table:style-name="ce9" office:value-type="float" office:value="80" calcext:value-type="float">
            <text:p><text:s/>80</text:p>
          </table:table-cell>
          <table:table-cell table:style-name="ce9" office:value-type="float" office:value="78" calcext:value-type="float">
            <text:p><text:s/>78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053" calcext:value-type="float">
            <text:p>1 05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997" calcext:value-type="float">
            <text:p><text:s/>997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60" calcext:value-type="float">
            <text:p><text:s/>160</text:p>
          </table:table-cell>
          <table:table-cell table:style-name="ce9" office:value-type="float" office:value="82" calcext:value-type="float">
            <text:p><text:s/>82</text:p>
          </table:table-cell>
          <table:table-cell table:style-name="ce9" office:value-type="float" office:value="126" calcext:value-type="float">
            <text:p><text:s/>126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458" calcext:value-type="float">
            <text:p>1 45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91" calcext:value-type="float">
            <text:p><text:s/>9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36" calcext:value-type="float">
            <text:p><text:s/>1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310" calcext:value-type="float">
            <text:p><text:s/>31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35" calcext:value-type="float">
            <text:p><text:s/>4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81" calcext:value-type="float">
            <text:p><text:s/>81</text:p>
          </table:table-cell>
          <table:table-cell table:style-name="ce9" office:value-type="float" office:value="2517" calcext:value-type="float">
            <text:p>2 517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139" calcext:value-type="float">
            <text:p><text:s/>139</text:p>
          </table:table-cell>
          <table:table-cell table:style-name="ce9" office:value-type="float" office:value="53" calcext:value-type="float">
            <text:p><text:s/>53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70" calcext:value-type="float">
            <text:p><text:s/>70</text:p>
          </table:table-cell>
          <table:table-cell table:style-name="ce9" office:value-type="float" office:value="1231" calcext:value-type="float">
            <text:p>1 23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4" calcext:value-type="float">
            <text:p><text:s/>134</text:p>
          </table:table-cell>
          <table:table-cell table:style-name="ce9" office:value-type="float" office:value="211" calcext:value-type="float">
            <text:p><text:s/>211</text:p>
          </table:table-cell>
          <table:table-cell table:style-name="ce9" office:value-type="float" office:value="4541" calcext:value-type="float">
            <text:p>4 5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547" calcext:value-type="float">
            <text:p><text:s/>547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218" calcext:value-type="float">
            <text:p><text:s/>218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6" calcext:value-type="float">
            <text:p><text:s/>36</text:p>
          </table:table-cell>
          <table:table-cell table:style-name="ce9" office:value-type="float" office:value="908" calcext:value-type="float">
            <text:p><text:s/>9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37" calcext:value-type="float">
            <text:p><text:s/>37</text:p>
          </table:table-cell>
          <table:table-cell table:style-name="ce9" office:value-type="float" office:value="274" calcext:value-type="float">
            <text:p><text:s/>27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56" calcext:value-type="float">
            <text:p><text:s/>456</text:p>
          </table:table-cell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1">Unfälle mit Personenschaden –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3559" calcext:value-type="float">
            <text:p>3 559</text:p>
          </table:table-cell>
          <table:table-cell table:style-name="ce9" office:value-type="float" office:value="8774" calcext:value-type="float">
            <text:p>8 774</text:p>
          </table:table-cell>
          <table:table-cell table:style-name="ce9" office:value-type="float" office:value="21829" calcext:value-type="float">
            <text:p>21 829</text:p>
          </table:table-cell>
          <table:table-cell table:style-name="ce9" office:value-type="float" office:value="646" calcext:value-type="float">
            <text:p><text:s/>646</text:p>
          </table:table-cell>
          <table:table-cell table:style-name="ce9" office:value-type="float" office:value="779" calcext:value-type="float">
            <text:p><text:s/>779</text:p>
          </table:table-cell>
          <table:table-cell table:style-name="ce9" office:value-type="float" office:value="253" calcext:value-type="float">
            <text:p><text:s/>253</text:p>
          </table:table-cell>
          <table:table-cell table:style-name="ce9" office:value-type="float" office:value="336" calcext:value-type="float">
            <text:p><text:s/>336</text:p>
          </table:table-cell>
          <table:table-cell table:style-name="ce9" office:value-type="float" office:value="76" calcext:value-type="float">
            <text:p><text:s/>76</text:p>
          </table:table-cell>
          <table:table-cell table:style-name="ce9" office:value-type="float" office:value="315" calcext:value-type="float">
            <text:p><text:s/>315</text:p>
          </table:table-cell>
          <table:table-cell table:style-name="ce9" office:value-type="float" office:value="25883" calcext:value-type="float">
            <text:p>25 883</text:p>
          </table:table-cell>
          <table:table-cell table:style-name="ce9" office:value-type="float" office:value="74" calcext:value-type="float">
            <text:p><text:s/>7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422" calcext:value-type="float">
            <text:p>1 422</text:p>
          </table:table-cell>
          <table:table-cell table:style-name="ce9" office:value-type="float" office:value="63946" calcext:value-type="float">
            <text:p>63 94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2865" calcext:value-type="float">
            <text:p>2 865</text:p>
          </table:table-cell>
          <table:table-cell table:style-name="ce9" office:value-type="float" office:value="5275" calcext:value-type="float">
            <text:p>5 275</text:p>
          </table:table-cell>
          <table:table-cell table:style-name="ce10" office:value-type="float" office:value="125017" calcext:value-type="float">
            <text:p><text:s/>125 017</text:p>
          </table:table-cell>
          <table:table-cell table:style-name="ce9" office:value-type="float" office:value="1252" calcext:value-type="float">
            <text:p>1 252</text:p>
          </table:table-cell>
          <table:table-cell table:style-name="ce9" office:value-type="float" office:value="6210" calcext:value-type="float">
            <text:p>6 210</text:p>
          </table:table-cell>
          <table:table-cell table:style-name="ce9" office:value-type="float" office:value="2686" calcext:value-type="float">
            <text:p>2 686</text:p>
          </table:table-cell>
          <table:table-cell table:style-name="ce9" office:value-type="float" office:value="2131" calcext:value-type="float">
            <text:p>2 131</text:p>
          </table:table-cell>
          <table:table-cell table:style-name="ce9" office:value-type="float" office:value="321" calcext:value-type="float">
            <text:p><text:s/>321</text:p>
          </table:table-cell>
          <table:table-cell table:style-name="ce9" office:value-type="float" office:value="754" calcext:value-type="float">
            <text:p><text:s/>754</text:p>
          </table:table-cell>
          <table:table-cell table:style-name="ce9" office:value-type="float" office:value="22625" calcext:value-type="float">
            <text:p>22 625</text:p>
          </table:table-cell>
          <table:table-cell table:style-name="ce9" office:value-type="float" office:value="100" calcext:value-type="float">
            <text:p><text:s/>100</text:p>
          </table:table-cell>
          <table:table-cell table:style-name="ce9" office:value-type="float" office:value="6412" calcext:value-type="float">
            <text:p>6 412</text:p>
          </table:table-cell>
          <table:table-cell table:style-name="ce9" office:value-type="float" office:value="3806" calcext:value-type="float">
            <text:p>3 806</text:p>
          </table:table-cell>
          <table:table-cell table:style-name="ce10" office:value-type="float" office:value="179454" calcext:value-type="float">
            <text:p><text:s/>179 45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style-name="ce9" office:value-type="float" office:value="95" calcext:value-type="float">
            <text:p><text:s/>95</text:p>
          </table:table-cell>
          <table:table-cell table:style-name="ce9" office:value-type="float" office:value="50" calcext:value-type="float">
            <text:p><text:s/>50</text:p>
          </table:table-cell>
          <table:table-cell table:style-name="ce9" office:value-type="float" office:value="4336" calcext:value-type="float">
            <text:p>4 336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220" calcext:value-type="float">
            <text:p><text:s/>220</text:p>
          </table:table-cell>
          <table:table-cell table:style-name="ce9" office:value-type="float" office:value="72" calcext:value-type="float">
            <text:p><text:s/>72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187" calcext:value-type="float">
            <text:p><text:s/>18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16" calcext:value-type="float">
            <text:p><text:s/>116</text:p>
          </table:table-cell>
          <table:table-cell table:style-name="ce9" office:value-type="float" office:value="166" calcext:value-type="float">
            <text:p><text:s/>166</text:p>
          </table:table-cell>
          <table:table-cell table:style-name="ce9" office:value-type="float" office:value="5347" calcext:value-type="float">
            <text:p>5 34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590" calcext:value-type="float">
            <text:p><text:s/>590</text:p>
          </table:table-cell>
          <table:table-cell table:style-name="ce9" office:value-type="float" office:value="7917" calcext:value-type="float">
            <text:p>7 917</text:p>
          </table:table-cell>
          <table:table-cell table:style-name="ce9" office:value-type="float" office:value="57" calcext:value-type="float">
            <text:p><text:s/>57</text:p>
          </table:table-cell>
          <table:table-cell table:style-name="ce9" office:value-type="float" office:value="367" calcext:value-type="float">
            <text:p><text:s/>367</text:p>
          </table:table-cell>
          <table:table-cell table:style-name="ce9" office:value-type="float" office:value="128" calcext:value-type="float">
            <text:p><text:s/>128</text:p>
          </table:table-cell>
          <table:table-cell table:style-name="ce9" office:value-type="float" office:value="86" calcext:value-type="float">
            <text:p><text:s/>86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121" calcext:value-type="float">
            <text:p><text:s/>121</text:p>
          </table:table-cell>
          <table:table-cell table:style-name="ce9" office:value-type="float" office:value="414" calcext:value-type="float">
            <text:p><text:s/>41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48" calcext:value-type="float">
            <text:p><text:s/>148</text:p>
          </table:table-cell>
          <table:table-cell table:style-name="ce9" office:value-type="float" office:value="305" calcext:value-type="float">
            <text:p><text:s/>305</text:p>
          </table:table-cell>
          <table:table-cell table:style-name="ce9" office:value-type="float" office:value="10226" calcext:value-type="float">
            <text:p>10 2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2079" calcext:value-type="float">
            <text:p>2 079</text:p>
          </table:table-cell>
          <table:table-cell table:style-name="ce9" office:value-type="float" office:value="3799" calcext:value-type="float">
            <text:p>3 799</text:p>
          </table:table-cell>
          <table:table-cell table:style-name="ce9" office:value-type="float" office:value="58476" calcext:value-type="float">
            <text:p>58 476</text:p>
          </table:table-cell>
          <table:table-cell table:style-name="ce9" office:value-type="float" office:value="407" calcext:value-type="float">
            <text:p><text:s/>407</text:p>
          </table:table-cell>
          <table:table-cell table:style-name="ce9" office:value-type="float" office:value="2861" calcext:value-type="float">
            <text:p>2 861</text:p>
          </table:table-cell>
          <table:table-cell table:style-name="ce9" office:value-type="float" office:value="1435" calcext:value-type="float">
            <text:p>1 435</text:p>
          </table:table-cell>
          <table:table-cell table:style-name="ce9" office:value-type="float" office:value="1345" calcext:value-type="float">
            <text:p>1 345</text:p>
          </table:table-cell>
          <table:table-cell table:style-name="ce9" office:value-type="float" office:value="148" calcext:value-type="float">
            <text:p><text:s/>148</text:p>
          </table:table-cell>
          <table:table-cell table:style-name="ce9" office:value-type="float" office:value="377" calcext:value-type="float">
            <text:p><text:s/>377</text:p>
          </table:table-cell>
          <table:table-cell table:style-name="ce9" office:value-type="float" office:value="11267" calcext:value-type="float">
            <text:p>11 267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3551" calcext:value-type="float">
            <text:p>3 551</text:p>
          </table:table-cell>
          <table:table-cell table:style-name="ce9" office:value-type="float" office:value="1052" calcext:value-type="float">
            <text:p>1 052</text:p>
          </table:table-cell>
          <table:table-cell table:style-name="ce9" office:value-type="float" office:value="86828" calcext:value-type="float">
            <text:p>86 8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style-name="ce9" office:value-type="float" office:value="36" calcext:value-type="float">
            <text:p><text:s/>36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1411" calcext:value-type="float">
            <text:p>1 411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62" calcext:value-type="float">
            <text:p><text:s/>62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52" calcext:value-type="float">
            <text:p><text:s/>25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55" calcext:value-type="float">
            <text:p><text:s/>255</text:p>
          </table:table-cell>
          <table:table-cell table:style-name="ce9" office:value-type="float" office:value="95" calcext:value-type="float">
            <text:p><text:s/>95</text:p>
          </table:table-cell>
          <table:table-cell table:style-name="ce9" office:value-type="float" office:value="2275" calcext:value-type="float">
            <text:p>2 2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98" calcext:value-type="float">
            <text:p><text:s/>98</text:p>
          </table:table-cell>
          <table:table-cell table:style-name="ce9" office:value-type="float" office:value="128" calcext:value-type="float">
            <text:p><text:s/>128</text:p>
          </table:table-cell>
          <table:table-cell table:style-name="ce9" office:value-type="float" office:value="1550" calcext:value-type="float">
            <text:p>1 550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63" calcext:value-type="float">
            <text:p><text:s/>163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58" calcext:value-type="float">
            <text:p><text:s/>58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317" calcext:value-type="float">
            <text:p><text:s/>31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3" calcext:value-type="float">
            <text:p><text:s/>113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2564" calcext:value-type="float">
            <text:p>2 56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59" calcext:value-type="float">
            <text:p><text:s/>59</text:p>
          </table:table-cell>
          <table:table-cell table:style-name="ce9" office:value-type="float" office:value="1144" calcext:value-type="float">
            <text:p>1 144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35" calcext:value-type="float">
            <text:p><text:s/>135</text:p>
          </table:table-cell>
          <table:table-cell table:style-name="ce9" office:value-type="float" office:value="103" calcext:value-type="float">
            <text:p><text:s/>103</text:p>
          </table:table-cell>
          <table:table-cell table:style-name="ce9" office:value-type="float" office:value="87" calcext:value-type="float">
            <text:p><text:s/>87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45" calcext:value-type="float">
            <text:p><text:s/>14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7" calcext:value-type="float">
            <text:p><text:s/>37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1795" calcext:value-type="float">
            <text:p>1 79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43" calcext:value-type="float">
            <text:p><text:s/>43</text:p>
          </table:table-cell>
          <table:table-cell table:style-name="ce9" office:value-type="float" office:value="1228" calcext:value-type="float">
            <text:p>1 228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72" calcext:value-type="float">
            <text:p><text:s/>172</text:p>
          </table:table-cell>
          <table:table-cell table:style-name="ce9" office:value-type="float" office:value="92" calcext:value-type="float">
            <text:p><text:s/>92</text:p>
          </table:table-cell>
          <table:table-cell table:style-name="ce9" office:value-type="float" office:value="141" calcext:value-type="float">
            <text:p><text:s/>141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3" calcext:value-type="float">
            <text:p><text:s/>33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1826" calcext:value-type="float">
            <text:p>1 8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53" calcext:value-type="float">
            <text:p><text:s/>15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41" calcext:value-type="float">
            <text:p><text:s/>2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76" calcext:value-type="float">
            <text:p><text:s/>76</text:p>
          </table:table-cell>
          <table:table-cell table:style-name="ce9" office:value-type="float" office:value="417" calcext:value-type="float">
            <text:p><text:s/>417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2" calcext:value-type="float">
            <text:p><text:s/>4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05" calcext:value-type="float">
            <text:p><text:s/>6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242" calcext:value-type="float">
            <text:p><text:s/>242</text:p>
          </table:table-cell>
          <table:table-cell table:style-name="ce9" office:value-type="float" office:value="267" calcext:value-type="float">
            <text:p><text:s/>267</text:p>
          </table:table-cell>
          <table:table-cell table:style-name="ce9" office:value-type="float" office:value="34121" calcext:value-type="float">
            <text:p>34 121</text:p>
          </table:table-cell>
          <table:table-cell table:style-name="ce9" office:value-type="float" office:value="270" calcext:value-type="float">
            <text:p><text:s/>270</text:p>
          </table:table-cell>
          <table:table-cell table:style-name="ce9" office:value-type="float" office:value="1466" calcext:value-type="float">
            <text:p>1 466</text:p>
          </table:table-cell>
          <table:table-cell table:style-name="ce9" office:value-type="float" office:value="504" calcext:value-type="float">
            <text:p><text:s/>504</text:p>
          </table:table-cell>
          <table:table-cell table:style-name="ce9" office:value-type="float" office:value="228" calcext:value-type="float">
            <text:p><text:s/>228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130" calcext:value-type="float">
            <text:p><text:s/>130</text:p>
          </table:table-cell>
          <table:table-cell table:style-name="ce9" office:value-type="float" office:value="7129" calcext:value-type="float">
            <text:p>7 12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800" calcext:value-type="float">
            <text:p>1 800</text:p>
          </table:table-cell>
          <table:table-cell table:style-name="ce9" office:value-type="float" office:value="1437" calcext:value-type="float">
            <text:p>1 437</text:p>
          </table:table-cell>
          <table:table-cell table:style-name="ce9" office:value-type="float" office:value="47663" calcext:value-type="float">
            <text:p>47 66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43" calcext:value-type="float">
            <text:p><text:s/>443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35" calcext:value-type="float">
            <text:p><text:s/>135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51" calcext:value-type="float">
            <text:p><text:s/>251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902" calcext:value-type="float">
            <text:p><text:s/>9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style-name="ce9" office:value-type="float" office:value="145" calcext:value-type="float">
            <text:p><text:s/>145</text:p>
          </table:table-cell>
          <table:table-cell table:style-name="ce9" office:value-type="float" office:value="126" calcext:value-type="float">
            <text:p><text:s/>126</text:p>
          </table:table-cell>
          <table:table-cell table:style-name="ce9" office:value-type="float" office:value="12503" calcext:value-type="float">
            <text:p>12 503</text:p>
          </table:table-cell>
          <table:table-cell table:style-name="ce9" office:value-type="float" office:value="308" calcext:value-type="float">
            <text:p><text:s/>308</text:p>
          </table:table-cell>
          <table:table-cell table:style-name="ce9" office:value-type="float" office:value="656" calcext:value-type="float">
            <text:p><text:s/>656</text:p>
          </table:table-cell>
          <table:table-cell table:style-name="ce9" office:value-type="float" office:value="177" calcext:value-type="float">
            <text:p><text:s/>177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2356" calcext:value-type="float">
            <text:p>2 356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49" calcext:value-type="float">
            <text:p><text:s/>549</text:p>
          </table:table-cell>
          <table:table-cell table:style-name="ce9" office:value-type="float" office:value="17005" calcext:value-type="float">
            <text:p>17 0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36" calcext:value-type="float">
            <text:p><text:s/>36</text:p>
          </table:table-cell>
          <table:table-cell table:style-name="ce9" office:value-type="float" office:value="77" calcext:value-type="float">
            <text:p><text:s/>77</text:p>
          </table:table-cell>
          <table:table-cell table:style-name="ce9" office:value-type="float" office:value="1318" calcext:value-type="float">
            <text:p>1 318</text:p>
          </table:table-cell>
          <table:table-cell table:style-name="ce9" office:value-type="float" office:value="82" calcext:value-type="float">
            <text:p><text:s/>82</text:p>
          </table:table-cell>
          <table:table-cell table:style-name="ce9" office:value-type="float" office:value="69" calcext:value-type="float">
            <text:p><text:s/>69</text:p>
          </table:table-cell>
          <table:table-cell table:style-name="ce9" office:value-type="float" office:value="45" calcext:value-type="float">
            <text:p><text:s/>45</text:p>
          </table:table-cell>
          <table:table-cell table:style-name="ce9" office:value-type="float" office:value="34" calcext:value-type="float">
            <text:p><text:s/>34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298" calcext:value-type="float">
            <text:p><text:s/>298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95" calcext:value-type="float">
            <text:p><text:s/>95</text:p>
          </table:table-cell>
          <table:table-cell table:style-name="ce9" office:value-type="float" office:value="81" calcext:value-type="float">
            <text:p><text:s/>81</text:p>
          </table:table-cell>
          <table:table-cell table:style-name="ce9" office:value-type="float" office:value="2177" calcext:value-type="float">
            <text:p>2 177</text:p>
          </table:table-cell>
          <table:table-cell table:number-columns-repeated="1009"/>
        </table:table-row>
        <table:table-row table:style-name="ro3">
          <table:table-cell table:style-name="ce21" office:value-type="string" calcext:value-type="string">
            <text:p><text:span text:style-name="T1">Schwerwiegende Unfälle mit Sachschaden (i.e.S.) - </text:span>Inn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5654" calcext:value-type="float">
            <text:p>5 654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70" calcext:value-type="float">
            <text:p><text:s/>170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39" calcext:value-type="float">
            <text:p><text:s/>39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3" calcext:value-type="float">
            <text:p><text:s/>1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014" calcext:value-type="float">
            <text:p>6 01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58" calcext:value-type="float">
            <text:p><text:s/>158</text:p>
          </table:table-cell>
          <table:table-cell table:style-name="ce9" office:value-type="float" office:value="142" calcext:value-type="float">
            <text:p><text:s/>142</text:p>
          </table:table-cell>
          <table:table-cell table:style-name="ce9" office:value-type="float" office:value="21147" calcext:value-type="float">
            <text:p>21 147</text:p>
          </table:table-cell>
          <table:table-cell table:style-name="ce9" office:value-type="float" office:value="118" calcext:value-type="float">
            <text:p><text:s/>118</text:p>
          </table:table-cell>
          <table:table-cell table:style-name="ce9" office:value-type="float" office:value="1032" calcext:value-type="float">
            <text:p>1 032</text:p>
          </table:table-cell>
          <table:table-cell table:style-name="ce9" office:value-type="float" office:value="499" calcext:value-type="float">
            <text:p><text:s/>499</text:p>
          </table:table-cell>
          <table:table-cell table:style-name="ce9" office:value-type="float" office:value="329" calcext:value-type="float">
            <text:p><text:s/>329</text:p>
          </table:table-cell>
          <table:table-cell table:style-name="ce9" office:value-type="float" office:value="65" calcext:value-type="float">
            <text:p><text:s/>65</text:p>
          </table:table-cell>
          <table:table-cell table:style-name="ce9" office:value-type="float" office:value="78" calcext:value-type="float">
            <text:p><text:s/>78</text:p>
          </table:table-cell>
          <table:table-cell table:style-name="ce9" office:value-type="float" office:value="70" calcext:value-type="float">
            <text:p><text:s/>7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356" calcext:value-type="float">
            <text:p>1 356</text:p>
          </table:table-cell>
          <table:table-cell table:style-name="ce9" office:value-type="float" office:value="25027" calcext:value-type="float">
            <text:p>25 02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140" calcext:value-type="float">
            <text:p><text:s/>14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175" calcext:value-type="float">
            <text:p><text:s/>17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72" calcext:value-type="float">
            <text:p><text:s/>272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7" calcext:value-type="float">
            <text:p><text:s/>37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0" calcext:value-type="float">
            <text:p><text:s/>40</text:p>
          </table:table-cell>
          <table:table-cell table:style-name="ce9" office:value-type="float" office:value="382" calcext:value-type="float">
            <text:p><text:s/>38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47" calcext:value-type="float">
            <text:p><text:s/>147</text:p>
          </table:table-cell>
          <table:table-cell table:style-name="ce9" office:value-type="float" office:value="124" calcext:value-type="float">
            <text:p><text:s/>124</text:p>
          </table:table-cell>
          <table:table-cell table:style-name="ce9" office:value-type="float" office:value="18686" calcext:value-type="float">
            <text:p>18 686</text:p>
          </table:table-cell>
          <table:table-cell table:style-name="ce9" office:value-type="float" office:value="104" calcext:value-type="float">
            <text:p><text:s/>104</text:p>
          </table:table-cell>
          <table:table-cell table:style-name="ce9" office:value-type="float" office:value="862" calcext:value-type="float">
            <text:p><text:s/>862</text:p>
          </table:table-cell>
          <table:table-cell table:style-name="ce9" office:value-type="float" office:value="430" calcext:value-type="float">
            <text:p><text:s/>430</text:p>
          </table:table-cell>
          <table:table-cell table:style-name="ce9" office:value-type="float" office:value="292" calcext:value-type="float">
            <text:p><text:s/>292</text:p>
          </table:table-cell>
          <table:table-cell table:style-name="ce9" office:value-type="float" office:value="59" calcext:value-type="float">
            <text:p><text:s/>59</text:p>
          </table:table-cell>
          <table:table-cell table:style-name="ce9" office:value-type="float" office:value="66" calcext:value-type="float">
            <text:p><text:s/>66</text:p>
          </table:table-cell>
          <table:table-cell table:style-name="ce9" office:value-type="float" office:value="61" calcext:value-type="float">
            <text:p><text:s/>61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1243" calcext:value-type="float">
            <text:p>1 243</text:p>
          </table:table-cell>
          <table:table-cell table:style-name="ce9" office:value-type="float" office:value="22106" calcext:value-type="float">
            <text:p>22 1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239" calcext:value-type="float">
            <text:p><text:s/>239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64" calcext:value-type="float">
            <text:p><text:s/>26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45" calcext:value-type="float">
            <text:p><text:s/>645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3" calcext:value-type="float">
            <text:p><text:s/>53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774" calcext:value-type="float">
            <text:p><text:s/>77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371" calcext:value-type="float">
            <text:p><text:s/>37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20" calcext:value-type="float">
            <text:p><text:s/>4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97" calcext:value-type="float">
            <text:p><text:s/>19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37" calcext:value-type="float">
            <text:p><text:s/>2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5" calcext:value-type="float">
            <text:p><text:s/>55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3"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60" calcext:value-type="float">
            <text:p><text:s/>6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68" calcext:value-type="float">
            <text:p><text:s/>68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3" calcext:value-type="float">
            <text:p><text:s/>8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2" calcext:value-type="float">
            <text:p><text:s/>32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32" calcext:value-type="float">
            <text:p><text:s/>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30" calcext:value-type="float">
            <text:p><text:s/>23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49" calcext:value-type="float">
            <text:p><text:s/>24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03" calcext:value-type="float">
            <text:p><text:s/>203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36" calcext:value-type="float">
            <text:p><text:s/>236</text:p>
          </table:table-cell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">Schwerwiegende Unfälle mit Sachschaden (i.e.S.) - </text:span>Außerhalb von Ortschaften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101" calcext:value-type="float">
            <text:p><text:s/>101</text:p>
          </table:table-cell>
          <table:table-cell table:style-name="ce9" office:value-type="float" office:value="9511" calcext:value-type="float">
            <text:p>9 51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41" calcext:value-type="float">
            <text:p><text:s/>441</text:p>
          </table:table-cell>
          <table:table-cell table:style-name="ce9" office:value-type="float" office:value="100" calcext:value-type="float">
            <text:p><text:s/>100</text:p>
          </table:table-cell>
          <table:table-cell table:style-name="ce9" office:value-type="float" office:value="209" calcext:value-type="float">
            <text:p><text:s/>209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3" calcext:value-type="float">
            <text:p><text:s/>1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0412" calcext:value-type="float">
            <text:p>10 4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13" calcext:value-type="float">
            <text:p><text:s/>113</text:p>
          </table:table-cell>
          <table:table-cell table:style-name="ce9" office:value-type="float" office:value="9217" calcext:value-type="float">
            <text:p>9 217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568" calcext:value-type="float">
            <text:p><text:s/>568</text:p>
          </table:table-cell>
          <table:table-cell table:style-name="ce9" office:value-type="float" office:value="412" calcext:value-type="float">
            <text:p><text:s/>412</text:p>
          </table:table-cell>
          <table:table-cell table:style-name="ce9" office:value-type="float" office:value="597" calcext:value-type="float">
            <text:p><text:s/>597</text:p>
          </table:table-cell>
          <table:table-cell table:style-name="ce9" office:value-type="float" office:value="47" calcext:value-type="float">
            <text:p><text:s/>47</text:p>
          </table:table-cell>
          <table:table-cell table:style-name="ce9" office:value-type="float" office:value="124" calcext:value-type="float">
            <text:p><text:s/>124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649" calcext:value-type="float">
            <text:p><text:s/>649</text:p>
          </table:table-cell>
          <table:table-cell table:style-name="ce9" office:value-type="float" office:value="11793" calcext:value-type="float">
            <text:p>11 79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6" calcext:value-type="float">
            <text:p><text:s/>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92" calcext:value-type="float">
            <text:p><text:s/>9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3"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128" calcext:value-type="float">
            <text:p><text:s/>1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96" calcext:value-type="float">
            <text:p><text:s/>96</text:p>
          </table:table-cell>
          <table:table-cell table:style-name="ce9" office:value-type="float" office:value="7396" calcext:value-type="float">
            <text:p>7 396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403" calcext:value-type="float">
            <text:p><text:s/>403</text:p>
          </table:table-cell>
          <table:table-cell table:style-name="ce9" office:value-type="float" office:value="334" calcext:value-type="float">
            <text:p><text:s/>334</text:p>
          </table:table-cell>
          <table:table-cell table:style-name="ce9" office:value-type="float" office:value="441" calcext:value-type="float">
            <text:p><text:s/>441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106" calcext:value-type="float">
            <text:p><text:s/>106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564" calcext:value-type="float">
            <text:p><text:s/>564</text:p>
          </table:table-cell>
          <table:table-cell table:style-name="ce9" office:value-type="float" office:value="9436" calcext:value-type="float">
            <text:p>9 4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50" calcext:value-type="float">
            <text:p><text:s/>5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6" calcext:value-type="float">
            <text:p><text:s/>5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82" calcext:value-type="float">
            <text:p><text:s/>38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5" calcext:value-type="float">
            <text:p><text:s/>35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3" calcext:value-type="float">
            <text:p><text:s/>23</text:p>
          </table:table-cell>
          <table:table-cell table:style-name="ce9" office:value-type="float" office:value="503" calcext:value-type="float">
            <text:p><text:s/>50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01" calcext:value-type="float">
            <text:p><text:s/>40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42" calcext:value-type="float">
            <text:p><text:s/>42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38" calcext:value-type="float">
            <text:p><text:s/>38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524" calcext:value-type="float">
            <text:p><text:s/>5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614" calcext:value-type="float">
            <text:p><text:s/>61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6" calcext:value-type="float">
            <text:p><text:s/>56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78" calcext:value-type="float">
            <text:p><text:s/>78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809" calcext:value-type="float">
            <text:p><text:s/>8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52" calcext:value-type="float">
            <text:p><text:s/>5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19" calcext:value-type="float">
            <text:p><text:s/>11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37" calcext:value-type="float">
            <text:p><text:s/>1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5" calcext:value-type="float">
            <text:p><text:s/>8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10" calcext:value-type="float">
            <text:p><text:s/>110</text:p>
          </table:table-cell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">Schwerwiegende Unfälle mit Sachschaden (i.e.S.) - </text:span>Innerhalb und außerhalb von Ortschaf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43" calcext:value-type="float">
            <text:p><text:s/>43</text:p>
          </table:table-cell>
          <table:table-cell table:style-name="ce9" office:value-type="float" office:value="142" calcext:value-type="float">
            <text:p><text:s/>142</text:p>
          </table:table-cell>
          <table:table-cell table:style-name="ce9" office:value-type="float" office:value="15165" calcext:value-type="float">
            <text:p>15 165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611" calcext:value-type="float">
            <text:p><text:s/>611</text:p>
          </table:table-cell>
          <table:table-cell table:style-name="ce9" office:value-type="float" office:value="138" calcext:value-type="float">
            <text:p><text:s/>138</text:p>
          </table:table-cell>
          <table:table-cell table:style-name="ce9" office:value-type="float" office:value="248" calcext:value-type="float">
            <text:p><text:s/>248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26" calcext:value-type="float">
            <text:p><text:s/>26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16426" calcext:value-type="float">
            <text:p>16 426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75" calcext:value-type="float">
            <text:p><text:s/>175</text:p>
          </table:table-cell>
          <table:table-cell table:style-name="ce9" office:value-type="float" office:value="255" calcext:value-type="float">
            <text:p><text:s/>255</text:p>
          </table:table-cell>
          <table:table-cell table:style-name="ce9" office:value-type="float" office:value="30364" calcext:value-type="float">
            <text:p>30 364</text:p>
          </table:table-cell>
          <table:table-cell table:style-name="ce9" office:value-type="float" office:value="150" calcext:value-type="float">
            <text:p><text:s/>150</text:p>
          </table:table-cell>
          <table:table-cell table:style-name="ce9" office:value-type="float" office:value="1600" calcext:value-type="float">
            <text:p>1 600</text:p>
          </table:table-cell>
          <table:table-cell table:style-name="ce9" office:value-type="float" office:value="911" calcext:value-type="float">
            <text:p><text:s/>911</text:p>
          </table:table-cell>
          <table:table-cell table:style-name="ce9" office:value-type="float" office:value="926" calcext:value-type="float">
            <text:p><text:s/>926</text:p>
          </table:table-cell>
          <table:table-cell table:style-name="ce9" office:value-type="float" office:value="112" calcext:value-type="float">
            <text:p><text:s/>112</text:p>
          </table:table-cell>
          <table:table-cell table:style-name="ce9" office:value-type="float" office:value="202" calcext:value-type="float">
            <text:p><text:s/>202</text:p>
          </table:table-cell>
          <table:table-cell table:style-name="ce9" office:value-type="float" office:value="84" calcext:value-type="float">
            <text:p><text:s/>84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30" calcext:value-type="float">
            <text:p><text:s/>30</text:p>
          </table:table-cell>
          <table:table-cell table:style-name="ce9" office:value-type="float" office:value="2005" calcext:value-type="float">
            <text:p>2 005</text:p>
          </table:table-cell>
          <table:table-cell table:style-name="ce9" office:value-type="float" office:value="36820" calcext:value-type="float">
            <text:p>36 8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163" calcext:value-type="float">
            <text:p><text:s/>16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201" calcext:value-type="float">
            <text:p><text:s/>20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364" calcext:value-type="float">
            <text:p><text:s/>364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20" calcext:value-type="float">
            <text:p><text:s/>2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48" calcext:value-type="float">
            <text:p><text:s/>48</text:p>
          </table:table-cell>
          <table:table-cell table:style-name="ce9" office:value-type="float" office:value="510" calcext:value-type="float">
            <text:p><text:s/>5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63" calcext:value-type="float">
            <text:p><text:s/>163</text:p>
          </table:table-cell>
          <table:table-cell table:style-name="ce9" office:value-type="float" office:value="220" calcext:value-type="float">
            <text:p><text:s/>220</text:p>
          </table:table-cell>
          <table:table-cell table:style-name="ce9" office:value-type="float" office:value="26082" calcext:value-type="float">
            <text:p>26 082</text:p>
          </table:table-cell>
          <table:table-cell table:style-name="ce9" office:value-type="float" office:value="132" calcext:value-type="float">
            <text:p><text:s/>132</text:p>
          </table:table-cell>
          <table:table-cell table:style-name="ce9" office:value-type="float" office:value="1265" calcext:value-type="float">
            <text:p>1 265</text:p>
          </table:table-cell>
          <table:table-cell table:style-name="ce9" office:value-type="float" office:value="764" calcext:value-type="float">
            <text:p><text:s/>764</text:p>
          </table:table-cell>
          <table:table-cell table:style-name="ce9" office:value-type="float" office:value="733" calcext:value-type="float">
            <text:p><text:s/>733</text:p>
          </table:table-cell>
          <table:table-cell table:style-name="ce9" office:value-type="float" office:value="97" calcext:value-type="float">
            <text:p><text:s/>97</text:p>
          </table:table-cell>
          <table:table-cell table:style-name="ce9" office:value-type="float" office:value="172" calcext:value-type="float">
            <text:p><text:s/>172</text:p>
          </table:table-cell>
          <table:table-cell table:style-name="ce9" office:value-type="float" office:value="73" calcext:value-type="float">
            <text:p><text:s/>73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28" calcext:value-type="float">
            <text:p><text:s/>28</text:p>
          </table:table-cell>
          <table:table-cell table:style-name="ce9" office:value-type="float" office:value="1807" calcext:value-type="float">
            <text:p>1 807</text:p>
          </table:table-cell>
          <table:table-cell table:style-name="ce9" office:value-type="float" office:value="31542" calcext:value-type="float">
            <text:p>31 5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289" calcext:value-type="float">
            <text:p><text:s/>289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320" calcext:value-type="float">
            <text:p><text:s/>3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1027" calcext:value-type="float">
            <text:p>1 027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88" calcext:value-type="float">
            <text:p><text:s/>88</text:p>
          </table:table-cell>
          <table:table-cell table:style-name="ce9" office:value-type="float" office:value="38" calcext:value-type="float">
            <text:p><text:s/>38</text:p>
          </table:table-cell>
          <table:table-cell table:style-name="ce9" office:value-type="float" office:value="36" calcext:value-type="float">
            <text:p><text:s/>36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8" calcext:value-type="float">
            <text:p><text:s/>58</text:p>
          </table:table-cell>
          <table:table-cell table:style-name="ce9" office:value-type="float" office:value="1277" calcext:value-type="float">
            <text:p>1 27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772" calcext:value-type="float">
            <text:p><text:s/>772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58" calcext:value-type="float">
            <text:p><text:s/>58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43" calcext:value-type="float">
            <text:p><text:s/>43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1" calcext:value-type="float">
            <text:p><text:s/>21</text:p>
          </table:table-cell>
          <table:table-cell table:style-name="ce9" office:value-type="float" office:value="944" calcext:value-type="float">
            <text:p><text:s/>9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811" calcext:value-type="float">
            <text:p><text:s/>81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69" calcext:value-type="float">
            <text:p><text:s/>69</text:p>
          </table:table-cell>
          <table:table-cell table:style-name="ce9" office:value-type="float" office:value="32" calcext:value-type="float">
            <text:p><text:s/>32</text:p>
          </table:table-cell>
          <table:table-cell table:style-name="ce9" office:value-type="float" office:value="92" calcext:value-type="float">
            <text:p><text:s/>9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1046" calcext:value-type="float">
            <text:p>1 04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99" calcext:value-type="float">
            <text:p><text:s/>99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3" calcext:value-type="float">
            <text:p><text:s/>3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12" calcext:value-type="float">
            <text:p><text:s/>1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87" calcext:value-type="float">
            <text:p><text:s/>187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20" calcext:value-type="float">
            <text:p><text:s/>2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9" calcext:value-type="float">
            <text:p><text:s/>39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40" calcext:value-type="float">
            <text:p><text:s/>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33" calcext:value-type="float">
            <text:p><text:s/>23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5" calcext:value-type="float">
            <text:p><text:s/>15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252" calcext:value-type="float">
            <text:p><text:s/>25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288" calcext:value-type="float">
            <text:p><text:s/>288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2" table:style-name="ce9" office:value-type="float" office:value="8" calcext:value-type="float">
            <text:p><text:s/>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346" calcext:value-type="float">
            <text:p><text:s/>346</text:p>
          </table:table-cell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">Auf Autobahnen - </text:span>Unfälle mit Getötet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41" calcext:value-type="float">
            <text:p><text:s/>41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65" calcext:value-type="float">
            <text:p><text:s/>65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2" calcext:value-type="float">
            <text:p><text:s/>22</text:p>
          </table:table-cell>
          <table:table-cell table:number-columns-repeated="2" table:style-name="ce9" office:value-type="float" office:value="14" calcext:value-type="float">
            <text:p><text:s/>1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27" calcext:value-type="float">
            <text:p><text:s/>127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2" calcext:value-type="float">
            <text:p><text:s/>22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5" calcext:value-type="float">
            <text:p><text:s/>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2" calcext:value-type="float">
            <text:p><text:s/>1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8" calcext:value-type="float">
            <text:p><text:s/>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style-name="ce9" office:value-type="float" office:value="50" calcext:value-type="float">
            <text:p><text:s/>5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">Auf Autobahnen – </text:span>Unfälle mit Personenschaden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41" calcext:value-type="float">
            <text:p><text:s/>341</text:p>
          </table:table-cell>
          <table:table-cell table:style-name="ce9" office:value-type="float" office:value="3078" calcext:value-type="float">
            <text:p>3 07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171" calcext:value-type="float">
            <text:p><text:s/>171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157" calcext:value-type="float">
            <text:p><text:s/>157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3854" calcext:value-type="float">
            <text:p>3 85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66" calcext:value-type="float">
            <text:p><text:s/>166</text:p>
          </table:table-cell>
          <table:table-cell table:style-name="ce9" office:value-type="float" office:value="5867" calcext:value-type="float">
            <text:p>5 867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609" calcext:value-type="float">
            <text:p><text:s/>609</text:p>
          </table:table-cell>
          <table:table-cell table:style-name="ce9" office:value-type="float" office:value="369" calcext:value-type="float">
            <text:p><text:s/>369</text:p>
          </table:table-cell>
          <table:table-cell table:style-name="ce9" office:value-type="float" office:value="725" calcext:value-type="float">
            <text:p><text:s/>725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1" calcext:value-type="float">
            <text:p><text:s/>31</text:p>
          </table:table-cell>
          <table:table-cell table:style-name="ce9" office:value-type="float" office:value="115" calcext:value-type="float">
            <text:p><text:s/>115</text:p>
          </table:table-cell>
          <table:table-cell table:style-name="ce9" office:value-type="float" office:value="7920" calcext:value-type="float">
            <text:p>7 92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100" calcext:value-type="float">
            <text:p><text:s/>10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10" calcext:value-type="float">
            <text:p><text:s/>10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46" calcext:value-type="float">
            <text:p><text:s/>14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31" calcext:value-type="float">
            <text:p><text:s/>131</text:p>
          </table:table-cell>
          <table:table-cell table:style-name="ce9" office:value-type="float" office:value="4517" calcext:value-type="float">
            <text:p>4 517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338" calcext:value-type="float">
            <text:p><text:s/>338</text:p>
          </table:table-cell>
          <table:table-cell table:style-name="ce9" office:value-type="float" office:value="226" calcext:value-type="float">
            <text:p><text:s/>226</text:p>
          </table:table-cell>
          <table:table-cell table:style-name="ce9" office:value-type="float" office:value="499" calcext:value-type="float">
            <text:p><text:s/>499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6" calcext:value-type="float">
            <text:p><text:s/>16</text:p>
          </table:table-cell>
          <table:table-cell table:style-name="ce9" office:value-type="float" office:value="86" calcext:value-type="float">
            <text:p><text:s/>86</text:p>
          </table:table-cell>
          <table:table-cell table:style-name="ce9" office:value-type="float" office:value="5842" calcext:value-type="float">
            <text:p>5 8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6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3" calcext:value-type="float">
            <text:p><text:s/>1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89" calcext:value-type="float">
            <text:p><text:s/>189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24" calcext:value-type="float">
            <text:p><text:s/>24</text:p>
          </table:table-cell>
          <table:table-cell table:style-name="ce9" office:value-type="float" office:value="23" calcext:value-type="float">
            <text:p><text:s/>23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293" calcext:value-type="float">
            <text:p><text:s/>29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289" calcext:value-type="float">
            <text:p><text:s/>289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3" calcext:value-type="float">
            <text:p><text:s/>63</text:p>
          </table:table-cell>
          <table:table-cell table:style-name="ce9" office:value-type="float" office:value="44" calcext:value-type="float">
            <text:p><text:s/>44</text:p>
          </table:table-cell>
          <table:table-cell table:style-name="ce9" office:value-type="float" office:value="61" calcext:value-type="float">
            <text:p><text:s/>61</text:p>
          </table:table-cell>
          <table:table-cell table:style-name="ce9" office:value-type="float" office:value="3" calcext:value-type="float">
            <text:p><text:s/>3</text:p>
          </table:table-cell>
          <table:table-cell table:number-columns-repeated="3"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2" calcext:value-type="float">
            <text:p><text:s/>2</text:p>
          </table:table-cell>
          <table:table-cell table:style-name="ce9" office:value-type="float" office:value="468" calcext:value-type="float">
            <text:p><text:s/>46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652" calcext:value-type="float">
            <text:p><text:s/>65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32" calcext:value-type="float">
            <text:p><text:s/>132</text:p>
          </table:table-cell>
          <table:table-cell table:style-name="ce9" office:value-type="float" office:value="61" calcext:value-type="float">
            <text:p><text:s/>61</text:p>
          </table:table-cell>
          <table:table-cell table:style-name="ce9" office:value-type="float" office:value="111" calcext:value-type="float">
            <text:p><text:s/>111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5" calcext:value-type="float">
            <text:p><text:s/>5</text:p>
          </table:table-cell>
          <table:table-cell table:style-name="ce9" office:value-type="float" office:value="983" calcext:value-type="float">
            <text:p><text:s/>98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4" calcext:value-type="float">
            <text:p><text:s/>4</text:p>
          </table:table-cell>
          <table:table-cell table:style-name="ce9" office:value-type="float" office:value="7" calcext:value-type="float">
            <text:p><text:s/>7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5" calcext:value-type="float">
            <text:p><text:s/>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12" calcext:value-type="float">
            <text:p><text:s/>12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style-name="ce9" office:value-type="float" office:value="15" calcext:value-type="float">
            <text:p><text:s/>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6" calcext:value-type="float">
            <text:p><text:s/>2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5" calcext:value-type="float">
            <text:p><text:s/>5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4" calcext:value-type="float">
            <text:p><text:s/>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46" calcext:value-type="float">
            <text:p><text:s/>4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8" calcext:value-type="float">
            <text:p><text:s/>8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9" calcext:value-type="float">
            <text:p><text:s/>9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69" calcext:value-type="float">
            <text:p><text:s/>69</text:p>
          </table:table-cell>
          <table:table-cell table:number-columns-repeated="1009"/>
        </table:table-row>
        <table:table-row table:style-name="ro3">
          <table:table-cell table:style-name="ce18" office:value-type="string" calcext:value-type="string">
            <text:p><text:span text:style-name="T1">Auf Autobahnen – </text:span>Schwerwiegende Unfälle mit Sachschaden (i.e.S.) </text:p>
          </table:table-cell>
          <table:table-cell table:style-name="ce4" office:value-type="string" calcext:value-type="string">
            <text:p>Kraftrad mit Versicherungskennzeichen 1</text:p>
          </table:table-cell>
          <table:table-cell table:style-name="ce4" office:value-type="string" calcext:value-type="string">
            <text:p>Kraftrad mit amtlichem Kennzeichen 2</text:p>
          </table:table-cell>
          <table:table-cell table:style-name="ce4" office:value-type="string" calcext:value-type="string">
            <text:p>Personenkraftwagen</text:p>
          </table:table-cell>
          <table:table-cell table:style-name="ce4" office:value-type="string" calcext:value-type="string">
            <text:p>Bus</text:p>
          </table:table-cell>
          <table:table-cell table:style-name="ce4" office:value-type="string" calcext:value-type="string">
            <text:p>Lastkraftwagen 3 bis einschließlich 3,5t</text:p>
          </table:table-cell>
          <table:table-cell table:style-name="ce4" office:value-type="string" calcext:value-type="string">
            <text:p>Lastkraftwagen 3 über 3,5t</text:p>
          </table:table-cell>
          <table:table-cell table:style-name="ce4" office:value-type="string" calcext:value-type="string">
            <text:p>Sattelzugmaschine</text:p>
          </table:table-cell>
          <table:table-cell table:style-name="ce4" office:value-type="string" calcext:value-type="string">
            <text:p>übriges Güterkraftfahrzeug</text:p>
          </table:table-cell>
          <table:table-cell table:style-name="ce4" office:value-type="string" calcext:value-type="string">
            <text:p>Landwirt. Zugmaschine</text:p>
          </table:table-cell>
          <table:table-cell table:style-name="ce4" office:value-type="string" calcext:value-type="string">
            <text:p>Fahrrad 4</text:p>
          </table:table-cell>
          <table:table-cell table:style-name="ce4" office:value-type="string" calcext:value-type="string">
            <text:p>Straßenbahn</text:p>
          </table:table-cell>
          <table:table-cell table:style-name="ce4" office:value-type="string" calcext:value-type="string">
            <text:p>Fußgänger 5</text:p>
          </table:table-cell>
          <table:table-cell table:style-name="ce4" office:value-type="string" calcext:value-type="string">
            <text:p>anderer Verkehrsteilnehmer</text:p>
          </table:table-cell>
          <table:table-cell table:style-name="ce4" office:value-type="string" calcext:value-type="string">
            <text:p>Unfälle insgesam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lleinunfäll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3811" calcext:value-type="float">
            <text:p>3 811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24" calcext:value-type="float">
            <text:p><text:s/>224</text:p>
          </table:table-cell>
          <table:table-cell table:style-name="ce9" office:value-type="float" office:value="56" calcext:value-type="float">
            <text:p><text:s/>56</text:p>
          </table:table-cell>
          <table:table-cell table:style-name="ce9" office:value-type="float" office:value="158" calcext:value-type="float">
            <text:p><text:s/>158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6" calcext:value-type="float">
            <text:p><text:s/>6</text:p>
          </table:table-cell>
          <table:table-cell table:style-name="ce9" office:value-type="float" office:value="4273" calcext:value-type="float">
            <text:p>4 273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Unfälle zwischen zwei Beteiligten insg.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9" calcext:value-type="float">
            <text:p><text:s/>9</text:p>
          </table:table-cell>
          <table:table-cell table:style-name="ce9" office:value-type="float" office:value="2139" calcext:value-type="float">
            <text:p>2 139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235" calcext:value-type="float">
            <text:p><text:s/>235</text:p>
          </table:table-cell>
          <table:table-cell table:style-name="ce9" office:value-type="float" office:value="193" calcext:value-type="float">
            <text:p><text:s/>193</text:p>
          </table:table-cell>
          <table:table-cell table:style-name="ce9" office:value-type="float" office:value="391" calcext:value-type="float">
            <text:p><text:s/>391</text:p>
          </table:table-cell>
          <table:table-cell table:style-name="ce9" office:value-type="float" office:value="17" calcext:value-type="float">
            <text:p><text:s/>17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325" calcext:value-type="float">
            <text:p><text:s/>325</text:p>
          </table:table-cell>
          <table:table-cell table:style-name="ce9" office:value-type="float" office:value="3312" calcext:value-type="float">
            <text:p>3 312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Versicherungskennzeichen 1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Kraftrad mit amtlichem Kennzeichen 2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number-columns-repeated="2" table:style-name="ce9" office:value-type="float" office:value="1" calcext:value-type="float">
            <text:p><text:s/>1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8" calcext:value-type="float">
            <text:p><text:s/>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Personenkraftwagen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7" calcext:value-type="float">
            <text:p><text:s/>7</text:p>
          </table:table-cell>
          <table:table-cell table:style-name="ce9" office:value-type="float" office:value="1425" calcext:value-type="float">
            <text:p>1 425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135" calcext:value-type="float">
            <text:p><text:s/>135</text:p>
          </table:table-cell>
          <table:table-cell table:style-name="ce9" office:value-type="float" office:value="147" calcext:value-type="float">
            <text:p><text:s/>147</text:p>
          </table:table-cell>
          <table:table-cell table:style-name="ce9" office:value-type="float" office:value="268" calcext:value-type="float">
            <text:p><text:s/>268</text:p>
          </table:table-cell>
          <table:table-cell table:style-name="ce9" office:value-type="float" office:value="15" calcext:value-type="float">
            <text:p><text:s/>15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280" calcext:value-type="float">
            <text:p><text:s/>280</text:p>
          </table:table-cell>
          <table:table-cell table:style-name="ce9" office:value-type="float" office:value="2280" calcext:value-type="float">
            <text:p>2 28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us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bis einschließlich 3,5t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10" calcext:value-type="float">
            <text:p><text:s/>110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style-name="ce9" office:value-type="float" office:value="13" calcext:value-type="float">
            <text:p><text:s/>13</text:p>
          </table:table-cell>
          <table:table-cell table:style-name="ce9" office:value-type="float" office:value="25" calcext:value-type="float">
            <text:p><text:s/>25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179" calcext:value-type="float">
            <text:p><text:s/>179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Lastkraftwagen 3 über 3,5t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56" calcext:value-type="float">
            <text:p><text:s/>156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27" calcext:value-type="float">
            <text:p><text:s/>27</text:p>
          </table:table-cell>
          <table:table-cell table:style-name="ce9" office:value-type="float" office:value="11" calcext:value-type="float">
            <text:p><text:s/>11</text:p>
          </table:table-cell>
          <table:table-cell table:style-name="ce9" office:value-type="float" office:value="29" calcext:value-type="float">
            <text:p><text:s/>29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0" calcext:value-type="float">
            <text:p><text:s/>10</text:p>
          </table:table-cell>
          <table:table-cell table:style-name="ce9" office:value-type="float" office:value="234" calcext:value-type="float">
            <text:p><text:s/>2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attelzugmaschine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401" calcext:value-type="float">
            <text:p><text:s/>40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50" calcext:value-type="float">
            <text:p><text:s/>50</text:p>
          </table:table-cell>
          <table:table-cell table:style-name="ce9" office:value-type="float" office:value="19" calcext:value-type="float">
            <text:p><text:s/>19</text:p>
          </table:table-cell>
          <table:table-cell table:style-name="ce9" office:value-type="float" office:value="64" calcext:value-type="float">
            <text:p><text:s/>64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4" table:style-name="ce9" office:value-type="float" office:value="0" calcext:value-type="float">
            <text:p><text:s/>0</text:p>
          </table:table-cell>
          <table:table-cell table:style-name="ce9" office:value-type="float" office:value="18" calcext:value-type="float">
            <text:p><text:s/>18</text:p>
          </table:table-cell>
          <table:table-cell table:style-name="ce9" office:value-type="float" office:value="554" calcext:value-type="float">
            <text:p><text:s/>55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übriges Güterkraftfahrzeug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4" calcext:value-type="float">
            <text:p><text:s/>14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7" table:style-name="ce9" office:value-type="float" office:value="0" calcext:value-type="float">
            <text:p><text:s/>0</text:p>
          </table:table-cell>
          <table:table-cell table:style-name="ce9" office:value-type="float" office:value="17" calcext:value-type="float">
            <text:p><text:s/>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Landwirt. Zugmaschine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1" calcext:value-type="float">
            <text:p><text:s/>1</text:p>
          </table:table-cell>
          <table:table-cell table:number-columns-repeated="8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ahrrad 4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Straßenbahn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Fußgänger 5</text:p>
          </table:table-cell>
          <table:table-cell table:number-columns-repeated="14" table:style-name="ce9" office:value-type="float" office:value="0" calcext:value-type="float">
            <text:p><text:s/>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nderer Verkehrsteilnehmer</text:p>
          </table:table-cell>
          <table:table-cell table:number-columns-repeated="2" table:style-name="ce9" office:value-type="float" office:value="0" calcext:value-type="float">
            <text:p><text:s/>0</text:p>
          </table:table-cell>
          <table:table-cell table:style-name="ce9" office:value-type="float" office:value="25" calcext:value-type="float">
            <text:p><text:s/>25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3" calcext:value-type="float">
            <text:p><text:s/>3</text:p>
          </table:table-cell>
          <table:table-cell table:style-name="ce9" office:value-type="float" office:value="0" calcext:value-type="float">
            <text:p><text:s/>0</text:p>
          </table:table-cell>
          <table:table-cell table:style-name="ce9" office:value-type="float" office:value="4" calcext:value-type="float">
            <text:p><text:s/>4</text:p>
          </table:table-cell>
          <table:table-cell table:number-columns-repeated="5" table:style-name="ce9" office:value-type="float" office:value="0" calcext:value-type="float">
            <text:p><text:s/>0</text:p>
          </table:table-cell>
          <table:table-cell table:style-name="ce9" office:value-type="float" office:value="2" calcext:value-type="float">
            <text:p><text:s/>2</text:p>
          </table:table-cell>
          <table:table-cell table:style-name="ce9" office:value-type="float" office:value="34" calcext:value-type="float">
            <text:p><text:s/>34</text:p>
          </table:table-cell>
          <table:table-cell table:number-columns-repeated="1009"/>
        </table:table-row>
        <table:table-row table:style-name="ro1">
          <table:table-cell table:style-name="ce22" office:value-type="string" calcext:value-type="string">
            <text:p>1 Einschl. S-Pedelecs und drei- und leichten vierrädrigen Kfz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2 Einschl. drei- und schweren vierrädrigen Kfz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3 Ohne Lastkraftwagen mit Tankauflage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4 Einschl. Pedelecs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5 Einschl. <text:s text:c="3"/>Fußgänger .......rt- und Spielgeräten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6 Wohnmobile, Eisenbahnen etc..</text:p>
          </table:table-cell>
          <table:table-cell table:style-name="ce1" table:number-columns-repeated="14"/>
          <table:table-cell table:number-columns-repeated="1009"/>
        </table:table-row>
        <table:table-row table:style-name="ro1">
          <table:table-cell table:style-name="ce22" office:value-type="string" calcext:value-type="string">
            <text:p>Vorstehende Fußnoten gelten auch für die Vorspalte.</text:p>
          </table:table-cell>
          <table:table-cell table:style-name="ce1" table:number-columns-repeated="14"/>
          <table:table-cell table:number-columns-repeated="1009"/>
        </table:table-row>
        <table:table-row table:style-name="ro4" table:number-rows-repeated="10483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Times New Roman" svg:font-family="'Times New Roman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$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1">
        <number:embedded-text number:position="3"> </number:embedded-text>
      </number:number>
    </number:number-style>
    <number:number-style style:name="N134">
      <number:number number:decimal-places="0" number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6P0" style:volatile="true">
      <number:number number:decimal-places="0" number:min-decimal-places="0" number:min-integer-digits="1" number:grouping="true"/>
      <number:text> €</number:text>
    </number:number-style>
    <number:number-style style:name="N13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59P1" style:volatile="true">
      <number:text>–</number:text>
    </number:number-style>
    <number:number-style style:name="N159">
      <number:text/>
      <style:map style:condition="value()&gt;0" style:apply-style-name="N159P0"/>
      <style:map style:condition="value()=0" style:apply-style-name="N159P1"/>
    </number:number-style>
    <number:number-style style:name="N161P0" style:volatile="true">
      <number:number number:decimal-places="0" number:min-decimal-places="0" number:min-integer-digits="0">
        <number:embedded-text number:position="3"> </number:embedded-text>
      </number:number>
    </number:number-style>
    <number:number-style style:name="N161P1" style:volatile="true">
      <number:text>-</number:text>
    </number:number-style>
    <number:number-style style:name="N161">
      <number:text/>
      <style:map style:condition="value()&gt;0" style:apply-style-name="N161P0"/>
      <style:map style:condition="value()=0" style:apply-style-name="N161P1"/>
    </number:number-style>
    <number:number-style style:name="N164P0" style:volatile="true">
      <number:number number:decimal-places="0" number:min-decimal-places="0" number:min-integer-digits="0">
        <number:embedded-text number:position="6"> </number:embedded-text>
        <number:embedded-text number:position="3"> </number:embedded-text>
      </number:number>
      <number:text>     </number:text>
    </number:number-style>
    <number:number-style style:name="N164P1" style:volatile="true">
      <number:text>–     </number:text>
    </number:number-style>
    <number:number-style style:name="N164">
      <number:text/>
      <style:map style:condition="value()&gt;0" style:apply-style-name="N164P0"/>
      <style:map style:condition="value()=0" style:apply-style-name="N164P1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.00.0000</text:date>, <text:time style:data-style-name="N2" text:time-value="19:26:59.705357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J05-XML_5f_2020_5f_JJ" style:display-name="PageStyle_UJ05-XML_2020_JJ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22T19:27:08.226435297</dc:date>
    <meta:editing-duration>PT11H24M48S</meta:editing-duration>
    <meta:editing-cycles>29</meta:editing-cycles>
    <meta:generator>LibreOffice/7.1.4.2$Linux_X86_64 LibreOffice_project/10$Build-2</meta:generator>
    <meta:document-statistic meta:table-count="1" meta:cell-count="2892" meta:object-count="0"/>
  </office:meta>
</office:document-meta>
</file>